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4.54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no2" table:style-name="ta1">
        <table:table-column table:style-name="co1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Mean – no O2</text:p>
          </table:table-cell>
          <table:table-cell table:style-name="Default" office:value-type="string" calcext:value-type="string">
            <text:p>Mean – O2</text:p>
          </table:table-cell>
        </table:table-row>
        <table:table-row table:style-name="ro1">
          <table:table-cell office:value-type="string" calcext:value-type="string">
            <text:p>expappr/double</text:p>
          </table:table-cell>
          <table:table-cell office:value-type="float" office:value="0.0000000189084782267073" calcext:value-type="float">
            <text:p>1.89E-08</text:p>
          </table:table-cell>
          <table:table-cell office:value-type="float" office:value="0.0000000186630885350008" calcext:value-type="float">
            <text:p>1.87E-08</text:p>
          </table:table-cell>
        </table:table-row>
        <table:table-row table:style-name="ro1">
          <table:table-cell office:value-type="string" calcext:value-type="string">
            <text:p>expappr/B40</text:p>
          </table:table-cell>
          <table:table-cell office:value-type="float" office:value="0.000017590091390588" calcext:value-type="float">
            <text:p>1.76E-05</text:p>
          </table:table-cell>
          <table:table-cell office:value-type="float" office:value="0.0000165361930020754" calcext:value-type="float">
            <text:p>1.65E-05</text:p>
          </table:table-cell>
        </table:table-row>
        <table:table-row table:style-name="ro1">
          <table:table-cell office:value-type="string" calcext:value-type="string">
            <text:p>expappr/T40</text:p>
          </table:table-cell>
          <table:table-cell office:value-type="float" office:value="0.0000116745147432712" calcext:value-type="float">
            <text:p>1.17E-05</text:p>
          </table:table-cell>
          <table:table-cell office:value-type="float" office:value="0.0000106108383508713" calcext:value-type="float">
            <text:p>1.06E-05</text:p>
          </table:table-cell>
        </table:table-row>
        <table:table-row table:style-name="ro1">
          <table:table-cell office:value-type="string" calcext:value-type="string">
            <text:p>expappr/T'40</text:p>
          </table:table-cell>
          <table:table-cell office:value-type="float" office:value="0.00000968620698872303" calcext:value-type="float">
            <text:p>9.69E-06</text:p>
          </table:table-cell>
          <table:table-cell office:value-type="float" office:value="0.0000091144934609069" calcext:value-type="float">
            <text:p>9.11E-06</text:p>
          </table:table-cell>
        </table:table-row>
        <table:table-row table:style-name="ro1">
          <table:table-cell office:value-type="string" calcext:value-type="string">
            <text:p>expappr/CR40</text:p>
          </table:table-cell>
          <table:table-cell office:value-type="float" office:value="0.0000150474540062388" calcext:value-type="float">
            <text:p>1.50E-05</text:p>
          </table:table-cell>
          <table:table-cell office:value-type="float" office:value="0.000014489670306838" calcext:value-type="float">
            <text:p>1.45E-05</text:p>
          </table:table-cell>
        </table:table-row>
        <table:table-row table:style-name="ro1">
          <table:table-cell office:value-type="string" calcext:value-type="string">
            <text:p>expappr/B400</text:p>
          </table:table-cell>
          <table:table-cell office:value-type="float" office:value="0.0000531321652289752" calcext:value-type="float">
            <text:p>5.31E-05</text:p>
          </table:table-cell>
          <table:table-cell office:value-type="float" office:value="0.0000482950409624189" calcext:value-type="float">
            <text:p>4.83E-05</text:p>
          </table:table-cell>
        </table:table-row>
        <table:table-row table:style-name="ro1">
          <table:table-cell office:value-type="string" calcext:value-type="string">
            <text:p>expappr/T400</text:p>
          </table:table-cell>
          <table:table-cell office:value-type="float" office:value="0.0000379920706221355" calcext:value-type="float">
            <text:p>3.80E-05</text:p>
          </table:table-cell>
          <table:table-cell office:value-type="float" office:value="0.0000376684095191701" calcext:value-type="float">
            <text:p>3.77E-05</text:p>
          </table:table-cell>
        </table:table-row>
        <table:table-row table:style-name="ro1">
          <table:table-cell office:value-type="string" calcext:value-type="string">
            <text:p>expappr/T'400</text:p>
          </table:table-cell>
          <table:table-cell office:value-type="float" office:value="0.0000480567543012044" calcext:value-type="float">
            <text:p>4.81E-05</text:p>
          </table:table-cell>
          <table:table-cell office:value-type="float" office:value="0.0000456284611007422" calcext:value-type="float">
            <text:p>4.56E-05</text:p>
          </table:table-cell>
        </table:table-row>
        <table:table-row table:style-name="ro1">
          <table:table-cell office:value-type="string" calcext:value-type="string">
            <text:p>expappr/CR400</text:p>
          </table:table-cell>
          <table:table-cell office:value-type="float" office:value="0.000271216787450123" calcext:value-type="float">
            <text:p>2.71E-04</text:p>
          </table:table-cell>
          <table:table-cell office:value-type="float" office:value="0.000248185098137295" calcext:value-type="float">
            <text:p>2.48E-04</text:p>
          </table:table-cell>
        </table:table-row>
        <table:table-row table:style-name="ro1">
          <table:table-cell office:value-type="string" calcext:value-type="string">
            <text:p>expappr/B4000</text:p>
          </table:table-cell>
          <table:table-cell office:value-type="float" office:value="0.000338527519992628" calcext:value-type="float">
            <text:p>3.39E-04</text:p>
          </table:table-cell>
          <table:table-cell office:value-type="float" office:value="0.000304590778992556" calcext:value-type="float">
            <text:p>3.05E-04</text:p>
          </table:table-cell>
        </table:table-row>
        <table:table-row table:style-name="ro1">
          <table:table-cell office:value-type="string" calcext:value-type="string">
            <text:p>expappr/T4000</text:p>
          </table:table-cell>
          <table:table-cell office:value-type="float" office:value="0.000406802509712215" calcext:value-type="float">
            <text:p>4.07E-04</text:p>
          </table:table-cell>
          <table:table-cell office:value-type="float" office:value="0.000371307629610351" calcext:value-type="float">
            <text:p>3.71E-04</text:p>
          </table:table-cell>
        </table:table-row>
        <table:table-row table:style-name="ro1">
          <table:table-cell office:value-type="string" calcext:value-type="string">
            <text:p>expappr/T'4000</text:p>
          </table:table-cell>
          <table:table-cell office:value-type="float" office:value="0.000526876160091592" calcext:value-type="float">
            <text:p>5.27E-04</text:p>
          </table:table-cell>
          <table:table-cell office:value-type="float" office:value="0.000464846958856865" calcext:value-type="float">
            <text:p>4.65E-04</text:p>
          </table:table-cell>
        </table:table-row>
        <table:table-row table:style-name="ro1">
          <table:table-cell office:value-type="string" calcext:value-type="string">
            <text:p>expappr/CR4000</text:p>
          </table:table-cell>
          <table:table-cell office:value-type="float" office:value="0.00289393807210516" calcext:value-type="float">
            <text:p>2.89E-03</text:p>
          </table:table-cell>
          <table:table-cell office:value-type="float" office:value="0.00283976573834395" calcext:value-type="float">
            <text:p>2.84E-03</text:p>
          </table:table-cell>
        </table:table-row>
        <table:table-row table:style-name="ro1">
          <table:table-cell office:value-type="string" calcext:value-type="string">
            <text:p>logappr/doubleLog</text:p>
          </table:table-cell>
          <table:table-cell office:value-type="float" office:value="0.0000000241841091228431" calcext:value-type="float">
            <text:p>2.42E-08</text:p>
          </table:table-cell>
          <table:table-cell office:value-type="float" office:value="0.000000022186559966078" calcext:value-type="float">
            <text:p>2.22E-08</text:p>
          </table:table-cell>
        </table:table-row>
        <table:table-row table:style-name="ro1">
          <table:table-cell office:value-type="string" calcext:value-type="string">
            <text:p>logappr/40B</text:p>
          </table:table-cell>
          <table:table-cell office:value-type="float" office:value="0.0000628612913743317" calcext:value-type="float">
            <text:p>6.29E-05</text:p>
          </table:table-cell>
          <table:table-cell office:value-type="float" office:value="0.0000590222539485558" calcext:value-type="float">
            <text:p>5.90E-05</text:p>
          </table:table-cell>
        </table:table-row>
        <table:table-row table:style-name="ro1">
          <table:table-cell office:value-type="string" calcext:value-type="string">
            <text:p>logappr/40T</text:p>
          </table:table-cell>
          <table:table-cell office:value-type="float" office:value="0.0000790196498713597" calcext:value-type="float">
            <text:p>7.90E-05</text:p>
          </table:table-cell>
          <table:table-cell office:value-type="float" office:value="0.0000737815796946168" calcext:value-type="float">
            <text:p>7.38E-05</text:p>
          </table:table-cell>
        </table:table-row>
        <table:table-row table:style-name="ro1">
          <table:table-cell office:value-type="string" calcext:value-type="string">
            <text:p>logappr/400B</text:p>
          </table:table-cell>
          <table:table-cell office:value-type="float" office:value="0.000654219757037001" calcext:value-type="float">
            <text:p>6.54E-04</text:p>
          </table:table-cell>
          <table:table-cell office:value-type="float" office:value="0.000658390436637401" calcext:value-type="float">
            <text:p>6.58E-04</text:p>
          </table:table-cell>
        </table:table-row>
        <table:table-row table:style-name="ro1">
          <table:table-cell office:value-type="string" calcext:value-type="string">
            <text:p>logappr/400T</text:p>
          </table:table-cell>
          <table:table-cell office:value-type="float" office:value="0.000638861996727644" calcext:value-type="float">
            <text:p>6.39E-04</text:p>
          </table:table-cell>
          <table:table-cell office:value-type="float" office:value="0.000623325873848194" calcext:value-type="float">
            <text:p>6.23E-04</text:p>
          </table:table-cell>
        </table:table-row>
        <table:table-row table:style-name="ro1">
          <table:table-cell office:value-type="string" calcext:value-type="string">
            <text:p>logappr/4000B</text:p>
          </table:table-cell>
          <table:table-cell office:value-type="float" office:value="0.0232891154315817" calcext:value-type="float">
            <text:p>2.33E-02</text:p>
          </table:table-cell>
          <table:table-cell office:value-type="float" office:value="0.0200683882869284" calcext:value-type="float">
            <text:p>2.01E-02</text:p>
          </table:table-cell>
        </table:table-row>
        <table:table-row table:style-name="ro1">
          <table:table-cell office:value-type="string" calcext:value-type="string">
            <text:p>logappr/4000T</text:p>
          </table:table-cell>
          <table:table-cell office:value-type="float" office:value="0.0189586194089227" calcext:value-type="float">
            <text:p>1.90E-02</text:p>
          </table:table-cell>
          <table:table-cell office:value-type="float" office:value="0.0186420223871937" calcext:value-type="float">
            <text:p>1.86E-02</text:p>
          </table:table-cell>
        </table:table-row>
        <table:table-row table:style-name="ro1">
          <table:table-cell office:value-type="string" calcext:value-type="string">
            <text:p>exp/double</text:p>
          </table:table-cell>
          <table:table-cell office:value-type="float" office:value="0.0000000183737556191605" calcext:value-type="float">
            <text:p>1.84E-08</text:p>
          </table:table-cell>
          <table:table-cell office:value-type="float" office:value="0.0000000182041828675495" calcext:value-type="float">
            <text:p>1.82E-08</text:p>
          </table:table-cell>
        </table:table-row>
        <table:table-row table:style-name="ro1">
          <table:table-cell office:value-type="string" calcext:value-type="string">
            <text:p>exp/40</text:p>
          </table:table-cell>
          <table:table-cell office:value-type="float" office:value="0.0000179862486607604" calcext:value-type="float">
            <text:p>1.80E-05</text:p>
          </table:table-cell>
          <table:table-cell office:value-type="float" office:value="0.0000181255534177171" calcext:value-type="float">
            <text:p>1.81E-05</text:p>
          </table:table-cell>
        </table:table-row>
        <table:table-row table:style-name="ro1">
          <table:table-cell office:value-type="string" calcext:value-type="string">
            <text:p>exp/400</text:p>
          </table:table-cell>
          <table:table-cell office:value-type="float" office:value="0.000160248847484878" calcext:value-type="float">
            <text:p>1.60E-04</text:p>
          </table:table-cell>
          <table:table-cell office:value-type="float" office:value="0.000161511814288171" calcext:value-type="float">
            <text:p>1.62E-04</text:p>
          </table:table-cell>
        </table:table-row>
        <table:table-row table:style-name="ro1">
          <table:table-cell office:value-type="string" calcext:value-type="string">
            <text:p>log/double</text:p>
          </table:table-cell>
          <table:table-cell office:value-type="float" office:value="0.0000000217046371191141" calcext:value-type="float">
            <text:p>2.17E-08</text:p>
          </table:table-cell>
          <table:table-cell office:value-type="float" office:value="0.0000000213120171797732" calcext:value-type="float">
            <text:p>2.13E-08</text:p>
          </table:table-cell>
        </table:table-row>
        <table:table-row table:style-name="ro1">
          <table:table-cell office:value-type="string" calcext:value-type="string">
            <text:p>log/40</text:p>
          </table:table-cell>
          <table:table-cell office:value-type="float" office:value="0.0000923385219971317" calcext:value-type="float">
            <text:p>9.23E-05</text:p>
          </table:table-cell>
          <table:table-cell office:value-type="float" office:value="0.0000916643654531524" calcext:value-type="float">
            <text:p>9.17E-05</text:p>
          </table:table-cell>
        </table:table-row>
        <table:table-row table:style-name="ro1">
          <table:table-cell office:value-type="string" calcext:value-type="string">
            <text:p>log/400</text:p>
          </table:table-cell>
          <table:table-cell office:value-type="float" office:value="0.00123943654541364" calcext:value-type="float">
            <text:p>1.24E-03</text:p>
          </table:table-cell>
          <table:table-cell office:value-type="float" office:value="0.00124252728606737" calcext:value-type="float">
            <text:p>1.24E-03</text:p>
          </table:table-cell>
        </table:table-row>
        <table:table-row table:style-name="ro1">
          <table:table-cell office:value-type="string" calcext:value-type="string">
            <text:p>sin/double</text:p>
          </table:table-cell>
          <table:table-cell office:value-type="float" office:value="0.0000000170274258526675" calcext:value-type="float">
            <text:p>1.70E-08</text:p>
          </table:table-cell>
          <table:table-cell office:value-type="float" office:value="0.000000017148913989802" calcext:value-type="float">
            <text:p>1.71E-08</text:p>
          </table:table-cell>
        </table:table-row>
        <table:table-row table:style-name="ro1">
          <table:table-cell office:value-type="string" calcext:value-type="string">
            <text:p>sin/40</text:p>
          </table:table-cell>
          <table:table-cell office:value-type="float" office:value="0.0000286980668685586" calcext:value-type="float">
            <text:p>2.87E-05</text:p>
          </table:table-cell>
          <table:table-cell office:value-type="float" office:value="0.0000286147667304916" calcext:value-type="float">
            <text:p>2.86E-05</text:p>
          </table:table-cell>
        </table:table-row>
        <table:table-row table:style-name="ro1">
          <table:table-cell office:value-type="string" calcext:value-type="string">
            <text:p>sin/40T</text:p>
          </table:table-cell>
          <table:table-cell office:value-type="float" office:value="0.0000198272854442366" calcext:value-type="float">
            <text:p>1.98E-05</text:p>
          </table:table-cell>
          <table:table-cell office:value-type="float" office:value="0.0000196441747234811" calcext:value-type="float">
            <text:p>1.96E-05</text:p>
          </table:table-cell>
        </table:table-row>
        <table:table-row table:style-name="ro1">
          <table:table-cell office:value-type="string" calcext:value-type="string">
            <text:p>sin/40CR</text:p>
          </table:table-cell>
          <table:table-cell office:value-type="float" office:value="0.0000239779271314824" calcext:value-type="float">
            <text:p>2.40E-05</text:p>
          </table:table-cell>
          <table:table-cell office:value-type="float" office:value="0.0000229688743909261" calcext:value-type="float">
            <text:p>2.30E-05</text:p>
          </table:table-cell>
        </table:table-row>
        <table:table-row table:style-name="ro1">
          <table:table-cell office:value-type="string" calcext:value-type="string">
            <text:p>sin/400</text:p>
          </table:table-cell>
          <table:table-cell office:value-type="float" office:value="0.000319489553589405" calcext:value-type="float">
            <text:p>3.19E-04</text:p>
          </table:table-cell>
          <table:table-cell office:value-type="float" office:value="0.000308532580445716" calcext:value-type="float">
            <text:p>3.09E-04</text:p>
          </table:table-cell>
        </table:table-row>
        <table:table-row table:style-name="ro1">
          <table:table-cell office:value-type="string" calcext:value-type="string">
            <text:p>sin/400T</text:p>
          </table:table-cell>
          <table:table-cell office:value-type="float" office:value="0.0000648352314109051" calcext:value-type="float">
            <text:p>6.48E-05</text:p>
          </table:table-cell>
          <table:table-cell office:value-type="float" office:value="0.000061389559463554" calcext:value-type="float">
            <text:p>6.14E-05</text:p>
          </table:table-cell>
        </table:table-row>
        <table:table-row table:style-name="ro1">
          <table:table-cell office:value-type="string" calcext:value-type="string">
            <text:p>sin/400CR</text:p>
          </table:table-cell>
          <table:table-cell office:value-type="float" office:value="0.000291359901823005" calcext:value-type="float">
            <text:p>2.91E-04</text:p>
          </table:table-cell>
          <table:table-cell office:value-type="float" office:value="0.000273034979123289" calcext:value-type="float">
            <text:p>2.73E-04</text:p>
          </table:table-cell>
        </table:table-row>
        <table:table-row table:style-name="ro1">
          <table:table-cell office:value-type="string" calcext:value-type="string">
            <text:p>sin/4000T</text:p>
          </table:table-cell>
          <table:table-cell office:value-type="float" office:value="0.000692618325749599" calcext:value-type="float">
            <text:p>6.93E-04</text:p>
          </table:table-cell>
          <table:table-cell office:value-type="float" office:value="0.000717940983893783" calcext:value-type="float">
            <text:p>7.18E-04</text:p>
          </table:table-cell>
        </table:table-row>
        <table:table-row table:style-name="ro1">
          <table:table-cell office:value-type="string" calcext:value-type="string">
            <text:p>sin/4000CR</text:p>
          </table:table-cell>
          <table:table-cell office:value-type="float" office:value="0.00377036426107949" calcext:value-type="float">
            <text:p>3.77E-03</text:p>
          </table:table-cell>
          <table:table-cell office:value-type="float" office:value="0.00350116941599751" calcext:value-type="float">
            <text:p>3.50E-03</text:p>
          </table:table-cell>
        </table:table-row>
        <table:table-row table:style-name="ro1">
          <table:table-cell office:value-type="string" calcext:value-type="string">
            <text:p>cos/double</text:p>
          </table:table-cell>
          <table:table-cell office:value-type="float" office:value="0.000000019816499928564" calcext:value-type="float">
            <text:p>1.98E-08</text:p>
          </table:table-cell>
          <table:table-cell office:value-type="float" office:value="0.0000000196916242955453" calcext:value-type="float">
            <text:p>1.97E-08</text:p>
          </table:table-cell>
        </table:table-row>
        <table:table-row table:style-name="ro1">
          <table:table-cell office:value-type="string" calcext:value-type="string">
            <text:p>cos/40</text:p>
          </table:table-cell>
          <table:table-cell office:value-type="float" office:value="0.0000552659728635911" calcext:value-type="float">
            <text:p>5.53E-05</text:p>
          </table:table-cell>
          <table:table-cell office:value-type="float" office:value="0.0000591253484273844" calcext:value-type="float">
            <text:p>5.91E-05</text:p>
          </table:table-cell>
        </table:table-row>
        <table:table-row table:style-name="ro1">
          <table:table-cell office:value-type="string" calcext:value-type="string">
            <text:p>cos/400</text:p>
          </table:table-cell>
          <table:table-cell office:value-type="float" office:value="0.000454680013650487" calcext:value-type="float">
            <text:p>4.55E-04</text:p>
          </table:table-cell>
          <table:table-cell office:value-type="float" office:value="0.000469592500185135" calcext:value-type="float">
            <text:p>4.70E-04</text:p>
          </table:table-cell>
        </table:table-row>
        <table:table-row table:style-name="ro1">
          <table:table-cell office:value-type="string" calcext:value-type="string">
            <text:p>atan/double</text:p>
          </table:table-cell>
          <table:table-cell office:value-type="float" office:value="0.0000000187686231390752" calcext:value-type="float">
            <text:p>1.88E-08</text:p>
          </table:table-cell>
          <table:table-cell office:value-type="float" office:value="0.0000000178486304017043" calcext:value-type="float">
            <text:p>1.78E-08</text:p>
          </table:table-cell>
        </table:table-row>
        <table:table-row table:style-name="ro1">
          <table:table-cell office:value-type="string" calcext:value-type="string">
            <text:p>atan/40</text:p>
          </table:table-cell>
          <table:table-cell office:value-type="float" office:value="0.0000624338672254414" calcext:value-type="float">
            <text:p>6.24E-05</text:p>
          </table:table-cell>
          <table:table-cell office:value-type="float" office:value="0.0000635854742309205" calcext:value-type="float">
            <text:p>6.36E-05</text:p>
          </table:table-cell>
        </table:table-row>
        <table:table-row table:style-name="ro1">
          <table:table-cell office:value-type="string" calcext:value-type="string">
            <text:p>atan/400</text:p>
          </table:table-cell>
          <table:table-cell office:value-type="float" office:value="0.000806484286602241" calcext:value-type="float">
            <text:p>8.06E-04</text:p>
          </table:table-cell>
          <table:table-cell office:value-type="float" office:value="0.000828336474658001" calcext:value-type="float">
            <text:p>8.28E-04</text:p>
          </table:table-cell>
        </table:table-row>
        <table:table-row table:style-name="ro1">
          <table:table-cell office:value-type="string" calcext:value-type="string">
            <text:p>pi/double</text:p>
          </table:table-cell>
          <table:table-cell office:value-type="float" office:value="0.00000000654675833075952" calcext:value-type="float">
            <text:p>6.55E-09</text:p>
          </table:table-cell>
          <table:table-cell office:value-type="float" office:value="0.00000000643030729567395" calcext:value-type="float">
            <text:p>6.43E-09</text:p>
          </table:table-cell>
        </table:table-row>
        <table:table-row table:style-name="ro1">
          <table:table-cell office:value-type="string" calcext:value-type="string">
            <text:p>pi/40</text:p>
          </table:table-cell>
          <table:table-cell office:value-type="float" office:value="0.0000000110752143413978" calcext:value-type="float">
            <text:p>1.11E-08</text:p>
          </table:table-cell>
          <table:table-cell office:value-type="float" office:value="0.0000000109678733026194" calcext:value-type="float">
            <text:p>1.10E-08</text:p>
          </table:table-cell>
        </table:table-row>
        <table:table-row table:style-name="ro1">
          <table:table-cell office:value-type="string" calcext:value-type="string">
            <text:p>pi/400</text:p>
          </table:table-cell>
          <table:table-cell office:value-type="float" office:value="0.0000000114066004882951" calcext:value-type="float">
            <text:p>1.14E-08</text:p>
          </table:table-cell>
          <table:table-cell office:value-type="float" office:value="0.0000000103827989613077" calcext:value-type="float">
            <text:p>1.04E-08</text:p>
          </table:table-cell>
        </table:table-row>
        <table:table-row table:style-name="ro1">
          <table:table-cell office:value-type="string" calcext:value-type="string">
            <text:p>ccc2015/pi D</text:p>
          </table:table-cell>
          <table:table-cell office:value-type="float" office:value="0.00000000628756708418302" calcext:value-type="float">
            <text:p>6.29E-09</text:p>
          </table:table-cell>
          <table:table-cell office:value-type="float" office:value="0.00000000621426898365391" calcext:value-type="float">
            <text:p>6.21E-09</text:p>
          </table:table-cell>
        </table:table-row>
        <table:table-row table:style-name="ro1">
          <table:table-cell office:value-type="string" calcext:value-type="string">
            <text:p>ccc2015/pi 40</text:p>
          </table:table-cell>
          <table:table-cell office:value-type="float" office:value="0.0000000107172939249357" calcext:value-type="float">
            <text:p>1.07E-08</text:p>
          </table:table-cell>
          <table:table-cell office:value-type="float" office:value="0.000000010055879395805" calcext:value-type="float">
            <text:p>1.01E-08</text:p>
          </table:table-cell>
        </table:table-row>
        <table:table-row table:style-name="ro1">
          <table:table-cell office:value-type="string" calcext:value-type="string">
            <text:p>ccc2015/pi 400</text:p>
          </table:table-cell>
          <table:table-cell office:value-type="float" office:value="0.0000000113154876155624" calcext:value-type="float">
            <text:p>1.13E-08</text:p>
          </table:table-cell>
          <table:table-cell office:value-type="float" office:value="0.0000000103444378120371" calcext:value-type="float">
            <text:p>1.03E-08</text:p>
          </table:table-cell>
        </table:table-row>
        <table:table-row table:style-name="ro1">
          <table:table-cell office:value-type="string" calcext:value-type="string">
            <text:p>ccc2015/pi 4000</text:p>
          </table:table-cell>
          <table:table-cell office:value-type="float" office:value="0.000000011269951780202" calcext:value-type="float">
            <text:p>1.13E-08</text:p>
          </table:table-cell>
          <table:table-cell office:value-type="float" office:value="0.0000000100533530614481" calcext:value-type="float">
            <text:p>1.01E-08</text:p>
          </table:table-cell>
        </table:table-row>
        <table:table-row table:style-name="ro1">
          <table:table-cell office:value-type="string" calcext:value-type="string">
            <text:p>ccc2015/+ D</text:p>
          </table:table-cell>
          <table:table-cell office:value-type="float" office:value="0.00000000981151141742809" calcext:value-type="float">
            <text:p>9.81E-09</text:p>
          </table:table-cell>
          <table:table-cell office:value-type="float" office:value="0.00000000946281341841632" calcext:value-type="float">
            <text:p>9.46E-09</text:p>
          </table:table-cell>
        </table:table-row>
        <table:table-row table:style-name="ro1">
          <table:table-cell office:value-type="string" calcext:value-type="string">
            <text:p>ccc2015/+ 40</text:p>
          </table:table-cell>
          <table:table-cell office:value-type="float" office:value="0.000000142925678371931" calcext:value-type="float">
            <text:p>1.43E-07</text:p>
          </table:table-cell>
          <table:table-cell office:value-type="float" office:value="0.000000142662281438753" calcext:value-type="float">
            <text:p>1.43E-07</text:p>
          </table:table-cell>
        </table:table-row>
        <table:table-row table:style-name="ro1">
          <table:table-cell office:value-type="string" calcext:value-type="string">
            <text:p>ccc2015/+ 400</text:p>
          </table:table-cell>
          <table:table-cell office:value-type="float" office:value="0.000000222554338216105" calcext:value-type="float">
            <text:p>2.23E-07</text:p>
          </table:table-cell>
          <table:table-cell office:value-type="float" office:value="0.000000224988119675678" calcext:value-type="float">
            <text:p>2.25E-07</text:p>
          </table:table-cell>
        </table:table-row>
        <table:table-row table:style-name="ro1">
          <table:table-cell office:value-type="string" calcext:value-type="string">
            <text:p>ccc2015/+ 4000</text:p>
          </table:table-cell>
          <table:table-cell office:value-type="float" office:value="0.000000432585387620568" calcext:value-type="float">
            <text:p>4.33E-07</text:p>
          </table:table-cell>
          <table:table-cell office:value-type="float" office:value="0.000000426132190396008" calcext:value-type="float">
            <text:p>4.26E-07</text:p>
          </table:table-cell>
        </table:table-row>
        <table:table-row table:style-name="ro1">
          <table:table-cell office:value-type="string" calcext:value-type="string">
            <text:p>ccc2015/* D</text:p>
          </table:table-cell>
          <table:table-cell office:value-type="float" office:value="0.00000000992386844077631" calcext:value-type="float">
            <text:p>9.92E-09</text:p>
          </table:table-cell>
          <table:table-cell office:value-type="float" office:value="0.00000000945152174604407" calcext:value-type="float">
            <text:p>9.45E-09</text:p>
          </table:table-cell>
        </table:table-row>
        <table:table-row table:style-name="ro1">
          <table:table-cell office:value-type="string" calcext:value-type="string">
            <text:p>ccc2015/* 40</text:p>
          </table:table-cell>
          <table:table-cell office:value-type="float" office:value="0.00000029860457538038" calcext:value-type="float">
            <text:p>2.99E-07</text:p>
          </table:table-cell>
          <table:table-cell office:value-type="float" office:value="0.000000311307122344398" calcext:value-type="float">
            <text:p>3.11E-07</text:p>
          </table:table-cell>
        </table:table-row>
        <table:table-row table:style-name="ro1">
          <table:table-cell office:value-type="string" calcext:value-type="string">
            <text:p>ccc2015/* 400</text:p>
          </table:table-cell>
          <table:table-cell office:value-type="float" office:value="0.000000456154470590933" calcext:value-type="float">
            <text:p>4.56E-07</text:p>
          </table:table-cell>
          <table:table-cell office:value-type="float" office:value="0.000000437504974519736" calcext:value-type="float">
            <text:p>4.38E-07</text:p>
          </table:table-cell>
        </table:table-row>
        <table:table-row table:style-name="ro1">
          <table:table-cell office:value-type="string" calcext:value-type="string">
            <text:p>ccc2015/* 4000</text:p>
          </table:table-cell>
          <table:table-cell office:value-type="float" office:value="0.0000024867457770943" calcext:value-type="float">
            <text:p>2.49E-06</text:p>
          </table:table-cell>
          <table:table-cell office:value-type="float" office:value="0.00000245374550814092" calcext:value-type="float">
            <text:p>2.45E-06</text:p>
          </table:table-cell>
        </table:table-row>
        <table:table-row table:style-name="ro1">
          <table:table-cell office:value-type="string" calcext:value-type="string">
            <text:p>ccc2015/* D</text:p>
          </table:table-cell>
          <table:table-cell office:value-type="float" office:value="0.00000000763177572240737" calcext:value-type="float">
            <text:p>7.63E-09</text:p>
          </table:table-cell>
          <table:table-cell office:value-type="float" office:value="0.00000000735494943321802" calcext:value-type="float">
            <text:p>7.35E-09</text:p>
          </table:table-cell>
        </table:table-row>
        <table:table-row table:style-name="ro1">
          <table:table-cell office:value-type="string" calcext:value-type="string">
            <text:p>ccc2015/* 40</text:p>
          </table:table-cell>
          <table:table-cell office:value-type="float" office:value="0.000000718449630663095" calcext:value-type="float">
            <text:p>7.18E-07</text:p>
          </table:table-cell>
          <table:table-cell office:value-type="float" office:value="0.000000742734388132686" calcext:value-type="float">
            <text:p>7.43E-07</text:p>
          </table:table-cell>
        </table:table-row>
        <table:table-row table:style-name="ro1">
          <table:table-cell office:value-type="string" calcext:value-type="string">
            <text:p>ccc2015/* 400</text:p>
          </table:table-cell>
          <table:table-cell office:value-type="float" office:value="0.00000140731533206896" calcext:value-type="float">
            <text:p>1.41E-06</text:p>
          </table:table-cell>
          <table:table-cell office:value-type="float" office:value="0.00000131959256600287" calcext:value-type="float">
            <text:p>1.32E-06</text:p>
          </table:table-cell>
        </table:table-row>
        <table:table-row table:style-name="ro1">
          <table:table-cell office:value-type="string" calcext:value-type="string">
            <text:p>ccc2015/* 4000</text:p>
          </table:table-cell>
          <table:table-cell office:value-type="float" office:value="0.0000114719613332592" calcext:value-type="float">
            <text:p>1.15E-05</text:p>
          </table:table-cell>
          <table:table-cell office:value-type="float" office:value="0.0000106478757779013" calcext:value-type="float">
            <text:p>1.06E-05</text:p>
          </table:table-cell>
        </table:table-row>
        <table:table-row table:style-name="ro1">
          <table:table-cell office:value-type="string" calcext:value-type="string">
            <text:p>ccc2015/exp D</text:p>
          </table:table-cell>
          <table:table-cell office:value-type="float" office:value="0.0000000186812946766922" calcext:value-type="float">
            <text:p>1.87E-08</text:p>
          </table:table-cell>
          <table:table-cell office:value-type="float" office:value="0.0000000185728276516035" calcext:value-type="float">
            <text:p>1.86E-08</text:p>
          </table:table-cell>
        </table:table-row>
        <table:table-row table:style-name="ro1">
          <table:table-cell office:value-type="string" calcext:value-type="string">
            <text:p>ccc2015/exp 40</text:p>
          </table:table-cell>
          <table:table-cell office:value-type="float" office:value="0.0000217375390481314" calcext:value-type="float">
            <text:p>2.17E-05</text:p>
          </table:table-cell>
          <table:table-cell office:value-type="float" office:value="0.0000181761494461352" calcext:value-type="float">
            <text:p>1.82E-05</text:p>
          </table:table-cell>
        </table:table-row>
        <table:table-row table:style-name="ro1">
          <table:table-cell office:value-type="string" calcext:value-type="string">
            <text:p>ccc2015/exp 400</text:p>
          </table:table-cell>
          <table:table-cell office:value-type="float" office:value="0.000185233368803255" calcext:value-type="float">
            <text:p>1.85E-04</text:p>
          </table:table-cell>
          <table:table-cell office:value-type="float" office:value="0.000180257164853997" calcext:value-type="float">
            <text:p>1.80E-04</text:p>
          </table:table-cell>
        </table:table-row>
        <table:table-row table:style-name="ro1">
          <table:table-cell office:value-type="string" calcext:value-type="string">
            <text:p>ccc2015/exp 4000</text:p>
          </table:table-cell>
          <table:table-cell office:value-type="float" office:value="0.00167658242084715" calcext:value-type="float">
            <text:p>1.68E-03</text:p>
          </table:table-cell>
          <table:table-cell office:value-type="float" office:value="0.00164666009521393" calcext:value-type="float">
            <text:p>1.65E-03</text:p>
          </table:table-cell>
        </table:table-row>
        <table:table-row table:style-name="ro1">
          <table:table-cell office:value-type="string" calcext:value-type="string">
            <text:p>ccc2015/log D</text:p>
          </table:table-cell>
          <table:table-cell office:value-type="float" office:value="0.0000000216035522807213" calcext:value-type="float">
            <text:p>2.16E-08</text:p>
          </table:table-cell>
          <table:table-cell office:value-type="float" office:value="0.0000000213127844804157" calcext:value-type="float">
            <text:p>2.13E-08</text:p>
          </table:table-cell>
        </table:table-row>
        <table:table-row table:style-name="ro1">
          <table:table-cell office:value-type="string" calcext:value-type="string">
            <text:p>ccc2015/log 40</text:p>
          </table:table-cell>
          <table:table-cell office:value-type="float" office:value="0.0000965714125450328" calcext:value-type="float">
            <text:p>9.66E-05</text:p>
          </table:table-cell>
          <table:table-cell office:value-type="float" office:value="0.0000924094306019012" calcext:value-type="float">
            <text:p>9.24E-05</text:p>
          </table:table-cell>
        </table:table-row>
        <table:table-row table:style-name="ro1">
          <table:table-cell office:value-type="string" calcext:value-type="string">
            <text:p>ccc2015/log 400</text:p>
          </table:table-cell>
          <table:table-cell office:value-type="float" office:value="0.001269888382604" calcext:value-type="float">
            <text:p>1.27E-03</text:p>
          </table:table-cell>
          <table:table-cell office:value-type="float" office:value="0.00124465010738529" calcext:value-type="float">
            <text:p>1.24E-03</text:p>
          </table:table-cell>
        </table:table-row>
        <table:table-row table:style-name="ro1">
          <table:table-cell office:value-type="string" calcext:value-type="string">
            <text:p>ccc2015/log 4000</text:p>
          </table:table-cell>
          <table:table-cell office:value-type="float" office:value="0.0442865622782502" calcext:value-type="float">
            <text:p>4.43E-02</text:p>
          </table:table-cell>
          <table:table-cell office:value-type="float" office:value="0.0437860860041535" calcext:value-type="float">
            <text:p>4.38E-02</text:p>
          </table:table-cell>
        </table:table-row>
        <table:table-row table:style-name="ro1">
          <table:table-cell office:value-type="string" calcext:value-type="string">
            <text:p>ccc2015/sin D</text:p>
          </table:table-cell>
          <table:table-cell office:value-type="float" office:value="0.0000000172741931081092" calcext:value-type="float">
            <text:p>1.73E-08</text:p>
          </table:table-cell>
          <table:table-cell office:value-type="float" office:value="0.0000000164849164501976" calcext:value-type="float">
            <text:p>1.65E-08</text:p>
          </table:table-cell>
        </table:table-row>
        <table:table-row table:style-name="ro1">
          <table:table-cell office:value-type="string" calcext:value-type="string">
            <text:p>ccc2015/sin 40</text:p>
          </table:table-cell>
          <table:table-cell office:value-type="float" office:value="0.0000241000236170197" calcext:value-type="float">
            <text:p>2.41E-05</text:p>
          </table:table-cell>
          <table:table-cell office:value-type="float" office:value="0.0000229505298723758" calcext:value-type="float">
            <text:p>2.30E-05</text:p>
          </table:table-cell>
        </table:table-row>
        <table:table-row table:style-name="ro1">
          <table:table-cell office:value-type="string" calcext:value-type="string">
            <text:p>ccc2015/sin 400</text:p>
          </table:table-cell>
          <table:table-cell office:value-type="float" office:value="0.000278119590982801" calcext:value-type="float">
            <text:p>2.78E-04</text:p>
          </table:table-cell>
          <table:table-cell office:value-type="float" office:value="0.000273278413998274" calcext:value-type="float">
            <text:p>2.73E-04</text:p>
          </table:table-cell>
        </table:table-row>
        <table:table-row table:style-name="ro1">
          <table:table-cell office:value-type="string" calcext:value-type="string">
            <text:p>ccc2015/sin 4000</text:p>
          </table:table-cell>
          <table:table-cell office:value-type="float" office:value="0.0038176620404247" calcext:value-type="float">
            <text:p>3.82E-03</text:p>
          </table:table-cell>
          <table:table-cell office:value-type="float" office:value="0.00351203229423003" calcext:value-type="float">
            <text:p>3.51E-03</text:p>
          </table:table-cell>
        </table:table-row>
        <table:table-row table:style-name="ro1">
          <table:table-cell office:value-type="string" calcext:value-type="string">
            <text:p>ccc2015/cos D</text:p>
          </table:table-cell>
          <table:table-cell office:value-type="float" office:value="0.0000000203173073941426" calcext:value-type="float">
            <text:p>2.03E-08</text:p>
          </table:table-cell>
          <table:table-cell office:value-type="float" office:value="0.0000000191061335213029" calcext:value-type="float">
            <text:p>1.91E-08</text:p>
          </table:table-cell>
        </table:table-row>
        <table:table-row table:style-name="ro1">
          <table:table-cell office:value-type="string" calcext:value-type="string">
            <text:p>ccc2015/cos 40</text:p>
          </table:table-cell>
          <table:table-cell office:value-type="float" office:value="0.0000254661474680547" calcext:value-type="float">
            <text:p>2.55E-05</text:p>
          </table:table-cell>
          <table:table-cell office:value-type="float" office:value="0.000023277592599053" calcext:value-type="float">
            <text:p>2.33E-05</text:p>
          </table:table-cell>
        </table:table-row>
        <table:table-row table:style-name="ro1">
          <table:table-cell office:value-type="string" calcext:value-type="string">
            <text:p>ccc2015/cos 400</text:p>
          </table:table-cell>
          <table:table-cell office:value-type="float" office:value="0.000285583320473671" calcext:value-type="float">
            <text:p>2.86E-04</text:p>
          </table:table-cell>
          <table:table-cell office:value-type="float" office:value="0.000278095926434873" calcext:value-type="float">
            <text:p>2.78E-04</text:p>
          </table:table-cell>
        </table:table-row>
        <table:table-row table:style-name="ro1">
          <table:table-cell office:value-type="string" calcext:value-type="string">
            <text:p>ccc2015/cos 4000</text:p>
          </table:table-cell>
          <table:table-cell office:value-type="float" office:value="0.00393353520997625" calcext:value-type="float">
            <text:p>3.93E-03</text:p>
          </table:table-cell>
          <table:table-cell office:value-type="float" office:value="0.00364174494066202" calcext:value-type="float">
            <text:p>3.64E-03</text:p>
          </table:table-cell>
        </table:table-row>
        <table:table-row table:style-name="ro1">
          <table:table-cell office:value-type="string" calcext:value-type="string">
            <text:p>ccc2015/atan D</text:p>
          </table:table-cell>
          <table:table-cell office:value-type="float" office:value="0.0000000190487996836089" calcext:value-type="float">
            <text:p>1.90E-08</text:p>
          </table:table-cell>
          <table:table-cell office:value-type="float" office:value="0.0000000176818250413487" calcext:value-type="float">
            <text:p>1.77E-08</text:p>
          </table:table-cell>
        </table:table-row>
        <table:table-row table:style-name="ro1">
          <table:table-cell office:value-type="string" calcext:value-type="string">
            <text:p>ccc2015/atan 40</text:p>
          </table:table-cell>
          <table:table-cell office:value-type="float" office:value="0.0000284402193858621" calcext:value-type="float">
            <text:p>2.84E-05</text:p>
          </table:table-cell>
          <table:table-cell office:value-type="float" office:value="0.0000278472635826329" calcext:value-type="float">
            <text:p>2.78E-05</text:p>
          </table:table-cell>
        </table:table-row>
        <table:table-row table:style-name="ro1">
          <table:table-cell office:value-type="string" calcext:value-type="string">
            <text:p>ccc2015/atan 400</text:p>
          </table:table-cell>
          <table:table-cell office:value-type="float" office:value="0.000479452404177614" calcext:value-type="float">
            <text:p>4.79E-04</text:p>
          </table:table-cell>
          <table:table-cell office:value-type="float" office:value="0.000473114597251517" calcext:value-type="float">
            <text:p>4.73E-04</text:p>
          </table:table-cell>
        </table:table-row>
        <table:table-row table:style-name="ro1">
          <table:table-cell office:value-type="string" calcext:value-type="string">
            <text:p>ccc2015/atan 4000</text:p>
          </table:table-cell>
          <table:table-cell office:value-type="float" office:value="0.0117944818633313" calcext:value-type="float">
            <text:p>1.18E-02</text:p>
          </table:table-cell>
          <table:table-cell office:value-type="float" office:value="0.0118932432178292" calcext:value-type="float">
            <text:p>1.19E-02</text:p>
          </table:table-cell>
        </table:table-row>
        <table:table-row table:style-name="ro1">
          <table:table-cell office:value-type="string" calcext:value-type="string">
            <text:p>elementary Approx/+ double</text:p>
          </table:table-cell>
          <table:table-cell office:value-type="float" office:value="0.00000000949679276202112" calcext:value-type="float">
            <text:p>9.50E-09</text:p>
          </table:table-cell>
          <table:table-cell office:value-type="float" office:value="0.0000000101201248858588" calcext:value-type="float">
            <text:p>1.01E-08</text:p>
          </table:table-cell>
        </table:table-row>
        <table:table-row table:style-name="ro1">
          <table:table-cell office:value-type="string" calcext:value-type="string">
            <text:p>elementary Approx/* double</text:p>
          </table:table-cell>
          <table:table-cell office:value-type="float" office:value="0.00000000984563176404696" calcext:value-type="float">
            <text:p>9.85E-09</text:p>
          </table:table-cell>
          <table:table-cell office:value-type="float" office:value="0.0000000102199771359163" calcext:value-type="float">
            <text:p>1.02E-08</text:p>
          </table:table-cell>
        </table:table-row>
        <table:table-row table:style-name="ro1">
          <table:table-cell office:value-type="string" calcext:value-type="string">
            <text:p>elementary Approx/rec double</text:p>
          </table:table-cell>
          <table:table-cell office:value-type="float" office:value="0.0000000081260218924275" calcext:value-type="float">
            <text:p>8.13E-09</text:p>
          </table:table-cell>
          <table:table-cell office:value-type="float" office:value="0.00000000761364310432644" calcext:value-type="float">
            <text:p>7.61E-09</text:p>
          </table:table-cell>
        </table:table-row>
        <table:table-row table:style-name="ro1">
          <table:table-cell office:value-type="string" calcext:value-type="string">
            <text:p>elementary Approx/sqrt double</text:p>
          </table:table-cell>
          <table:table-cell office:value-type="float" office:value="0.00000000796541947864933" calcext:value-type="float">
            <text:p>7.97E-09</text:p>
          </table:table-cell>
          <table:table-cell office:value-type="float" office:value="0.00000000764217426835765" calcext:value-type="float">
            <text:p>7.64E-09</text:p>
          </table:table-cell>
        </table:table-row>
        <table:table-row table:style-name="ro1">
          <table:table-cell office:value-type="string" calcext:value-type="string">
            <text:p>elementary Approx/+ 50</text:p>
          </table:table-cell>
          <table:table-cell office:value-type="float" office:value="0.000000152569494894652" calcext:value-type="float">
            <text:p>1.53E-07</text:p>
          </table:table-cell>
          <table:table-cell office:value-type="float" office:value="0.000000147768384240135" calcext:value-type="float">
            <text:p>1.48E-07</text:p>
          </table:table-cell>
        </table:table-row>
        <table:table-row table:style-name="ro1">
          <table:table-cell office:value-type="string" calcext:value-type="string">
            <text:p>elementary Approx/* 50</text:p>
          </table:table-cell>
          <table:table-cell office:value-type="float" office:value="0.000000326494575748288" calcext:value-type="float">
            <text:p>3.26E-07</text:p>
          </table:table-cell>
          <table:table-cell office:value-type="float" office:value="0.000000316856672408453" calcext:value-type="float">
            <text:p>3.17E-07</text:p>
          </table:table-cell>
        </table:table-row>
        <table:table-row table:style-name="ro1">
          <table:table-cell office:value-type="string" calcext:value-type="string">
            <text:p>elementary Approx/rec 50</text:p>
          </table:table-cell>
          <table:table-cell office:value-type="float" office:value="0.000000627011419285085" calcext:value-type="float">
            <text:p>6.27E-07</text:p>
          </table:table-cell>
          <table:table-cell office:value-type="float" office:value="0.000000614735461754004" calcext:value-type="float">
            <text:p>6.15E-07</text:p>
          </table:table-cell>
        </table:table-row>
        <table:table-row table:style-name="ro1">
          <table:table-cell office:value-type="string" calcext:value-type="string">
            <text:p>elementary Approx/sqrt 50</text:p>
          </table:table-cell>
          <table:table-cell office:value-type="float" office:value="0.00000322278322262063" calcext:value-type="float">
            <text:p>3.22E-06</text:p>
          </table:table-cell>
          <table:table-cell office:value-type="float" office:value="0.00000305118311065855" calcext:value-type="float">
            <text:p>3.05E-06</text:p>
          </table:table-cell>
        </table:table-row>
        <table:table-row table:style-name="ro1">
          <table:table-cell office:value-type="string" calcext:value-type="string">
            <text:p>elementary Approx/log 50</text:p>
          </table:table-cell>
          <table:table-cell office:value-type="float" office:value="0.0000736548752266281" calcext:value-type="float">
            <text:p>7.37E-05</text:p>
          </table:table-cell>
          <table:table-cell office:value-type="float" office:value="0.00007609034453443" calcext:value-type="float">
            <text:p>7.61E-05</text:p>
          </table:table-cell>
        </table:table-row>
        <table:table-row table:style-name="ro1">
          <table:table-cell office:value-type="string" calcext:value-type="string">
            <text:p>elementary Approx/+ 1000</text:p>
          </table:table-cell>
          <table:table-cell office:value-type="float" office:value="0.000000271449909007453" calcext:value-type="float">
            <text:p>2.71E-07</text:p>
          </table:table-cell>
          <table:table-cell office:value-type="float" office:value="0.00000036312300507945" calcext:value-type="float">
            <text:p>3.63E-07</text:p>
          </table:table-cell>
        </table:table-row>
        <table:table-row table:style-name="ro1">
          <table:table-cell office:value-type="string" calcext:value-type="string">
            <text:p>elementary Approx/* 1000</text:p>
          </table:table-cell>
          <table:table-cell office:value-type="float" office:value="0.000000649161107729951" calcext:value-type="float">
            <text:p>6.49E-07</text:p>
          </table:table-cell>
          <table:table-cell office:value-type="float" office:value="0.000000680549235289126" calcext:value-type="float">
            <text:p>6.81E-07</text:p>
          </table:table-cell>
        </table:table-row>
        <table:table-row table:style-name="ro1">
          <table:table-cell office:value-type="string" calcext:value-type="string">
            <text:p>elementary Approx/rec 1000</text:p>
          </table:table-cell>
          <table:table-cell office:value-type="float" office:value="0.00000186566491725185" calcext:value-type="float">
            <text:p>1.87E-06</text:p>
          </table:table-cell>
          <table:table-cell office:value-type="float" office:value="0.00000187555602253422" calcext:value-type="float">
            <text:p>1.88E-06</text:p>
          </table:table-cell>
        </table:table-row>
        <table:table-row table:style-name="ro1">
          <table:table-cell office:value-type="string" calcext:value-type="string">
            <text:p>elementary Approx/sqrt 1000</text:p>
          </table:table-cell>
          <table:table-cell office:value-type="float" office:value="0.0000206710786045246" calcext:value-type="float">
            <text:p>2.07E-05</text:p>
          </table:table-cell>
          <table:table-cell office:value-type="float" office:value="0.0000203973985649875" calcext:value-type="float">
            <text:p>2.04E-05</text:p>
          </table:table-cell>
        </table:table-row>
        <table:table-row table:style-name="ro1">
          <table:table-cell office:value-type="string" calcext:value-type="string">
            <text:p>elementary Approx/sqrtRec 1000</text:p>
          </table:table-cell>
          <table:table-cell office:value-type="float" office:value="0.0000200093278396653" calcext:value-type="float">
            <text:p>2.00E-05</text:p>
          </table:table-cell>
          <table:table-cell office:value-type="float" office:value="0.0000193060974762797" calcext:value-type="float">
            <text:p>1.93E-05</text:p>
          </table:table-cell>
        </table:table-row>
        <table:table-row table:style-name="ro1">
          <table:table-cell office:value-type="string" calcext:value-type="string">
            <text:p>elementary Approx/log 1000</text:p>
          </table:table-cell>
          <table:table-cell office:value-type="float" office:value="0.00202574246121568" calcext:value-type="float">
            <text:p>2.03E-03</text:p>
          </table:table-cell>
          <table:table-cell office:value-type="float" office:value="0.00187755672008653" calcext:value-type="float">
            <text:p>1.88E-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08T15:53:49.117539066</dc:date>
    <meta:editing-duration>PT3M21S</meta:editing-duration>
    <meta:editing-cycles>2</meta:editing-cycles>
    <meta:generator>LibreOffice/6.0.7.3$Linux_X86_64 LibreOffice_project/00m0$Build-3</meta:generator>
    <meta:document-statistic meta:table-count="1" meta:cell-count="288" meta:object-count="0"/>
  </office:meta>
</office:document-meta>
</file>